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ase lin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ixx</text:p>
          </table:table-cell>
          <table:table-cell table:formula="of:=1/12*[.C5]*([.C3]*[.C3]+[.C4]*[.C4])" office:value-type="float" office:value="0.00124166666666667" calcext:value-type="float">
            <text:p>0.001241666666667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iyy</text:p>
          </table:table-cell>
          <table:table-cell table:formula="of:=1/12*[.C5]*([.C2]*[.C2]+[.C4]*[.C4])" office:value-type="float" office:value="0.00228333333333333" calcext:value-type="float">
            <text:p>0.002283333333333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izz</text:p>
          </table:table-cell>
          <table:table-cell table:formula="of:=1/12*[.C5]*([.C2]*[.C2]+[.C3]*[.C3])" office:value-type="float" office:value="0.00270833333333333" calcext:value-type="float">
            <text:p>0.002708333333333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hee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string" calcext:value-type="string">
            <text:p>ixx</text:p>
          </table:table-cell>
          <table:table-cell table:formula="of:=1/12*[.C10]*(3*[.C8]*[.C8]+[.C9]*[.C9])" office:value-type="float" office:value="0.0000114375" calcext:value-type="float">
            <text:p>1.14375E-05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iyy</text:p>
          </table:table-cell>
          <table:table-cell table:formula="of:=1/12*[.C10]*(3*[.C8]*[.C8]+[.C9]*[.C9])" office:value-type="float" office:value="0.0000114375" calcext:value-type="float">
            <text:p>1.14375E-05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izz</text:p>
          </table:table-cell>
          <table:table-cell table:formula="of:=1/2*[.C10]*[.C8]*[.C8]" office:value-type="float" office:value="0.000018375" calcext:value-type="float">
            <text:p>1.8375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2:31:23.773769164</meta:creation-date>
    <dc:date>2022-01-17T16:34:31.569917189</dc:date>
    <meta:editing-duration>PT3H52M47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